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2e21de" officeooo:paragraph-rsid="002e21de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2e21de" officeooo:paragraph-rsid="002fff38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2e21de" officeooo:paragraph-rsid="0030313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73ede" officeooo:paragraph-rsid="00373ede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73ede" officeooo:paragraph-rsid="00391487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b3e13" officeooo:paragraph-rsid="003b3e1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b3e13" officeooo:paragraph-rsid="003c85b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b3e13" officeooo:paragraph-rsid="003cfb62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b3e13" officeooo:paragraph-rsid="003daf0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b3e13" officeooo:paragraph-rsid="003e9d1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c85ba" officeooo:paragraph-rsid="003c85b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c85ba" officeooo:paragraph-rsid="003cfb62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c85ba" officeooo:paragraph-rsid="003daf0f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top="0.0791in" fo:margin-bottom="0.0791in" style:contextual-spacing="false"/>
      <style:text-properties fo:font-style="italic" style:text-underline-style="none" fo:font-weight="normal" officeooo:rsid="0032ad60" officeooo:paragraph-rsid="0032ad60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top="0.0791in" fo:margin-bottom="0.0791in" style:contextual-spacing="false"/>
      <style:text-properties fo:font-style="italic" style:text-underline-style="none" fo:font-weight="normal" officeooo:rsid="00344a0d" officeooo:paragraph-rsid="00344a0d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top="0.0791in" fo:margin-bottom="0.0791in" style:contextual-spacing="false"/>
      <style:text-properties fo:font-style="italic" style:text-underline-style="none" fo:font-weight="normal" officeooo:rsid="00373ede" officeooo:paragraph-rsid="00373ede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top="0.0791in" fo:margin-bottom="0.0791in" style:contextual-spacing="false"/>
      <style:text-properties fo:font-style="italic" style:text-underline-style="none" fo:font-weight="normal" officeooo:rsid="0039dfc3" officeooo:paragraph-rsid="0039dfc3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.0791in" fo:margin-bottom="0.0791in" style:contextual-spacing="false"/>
      <style:text-properties style:text-underline-style="solid" style:text-underline-width="auto" style:text-underline-color="font-color" fo:font-weight="bold" officeooo:rsid="003c85ba" officeooo:paragraph-rsid="003c85ba" style:font-weight-asian="bold" style:font-weight-complex="bold"/>
    </style:style>
    <style:style style:name="P19" style:family="paragraph" style:parent-style-name="Standard">
      <style:paragraph-properties fo:margin-top="0.0791in" fo:margin-bottom="0.0791in" style:contextual-spacing="false"/>
      <style:text-properties fo:font-style="italic" style:text-underline-style="none" fo:font-weight="normal" officeooo:rsid="00344a0d" officeooo:paragraph-rsid="0032ad60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c85ba" officeooo:paragraph-rsid="003e9d13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3c85ba" officeooo:paragraph-rsid="003c85ba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bold" officeooo:rsid="00429840" officeooo:paragraph-rsid="0042984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top="0.0791in" fo:margin-bottom="0.0791in" style:contextual-spacing="false"/>
      <style:text-properties fo:font-style="normal" style:text-underline-style="none" fo:font-weight="normal" officeooo:rsid="003c85ba" officeooo:paragraph-rsid="003e9d13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margin-top="0.0791in" fo:margin-bottom="0.0791in" style:contextual-spacing="false"/>
      <style:text-properties fo:font-style="normal" style:text-underline-style="none" fo:font-weight="normal" officeooo:rsid="00429840" officeooo:paragraph-rsid="0042984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.0791in" fo:margin-bottom="0.0791in" style:contextual-spacing="false"/>
      <style:text-properties fo:font-weight="bold" officeooo:rsid="001d66d7" officeooo:paragraph-rsid="001d66d7" style:font-weight-asian="bold" style:font-weight-complex="bold"/>
    </style:style>
    <style:style style:name="P26" style:family="paragraph" style:parent-style-name="Standard">
      <style:paragraph-properties fo:margin-top="0.0791in" fo:margin-bottom="0.0791in" style:contextual-spacing="false"/>
      <style:text-properties fo:font-weight="bold" officeooo:rsid="003fbe56" officeooo:paragraph-rsid="003fbe56" style:font-weight-asian="bold" style:font-weight-complex="bold"/>
    </style:style>
    <style:style style:name="P27" style:family="paragraph" style:parent-style-name="Standard">
      <style:paragraph-properties fo:margin-top="0.0791in" fo:margin-bottom="0.0791in" style:contextual-spacing="false"/>
      <style:text-properties fo:font-weight="normal" officeooo:rsid="003fbfad" officeooo:paragraph-rsid="003fbfa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5f87" style:font-weight-asian="normal" style:font-weight-complex="normal"/>
    </style:style>
    <style:style style:name="T3" style:family="text">
      <style:text-properties fo:font-weight="normal" officeooo:rsid="003c85ba" style:font-weight-asian="normal" style:font-weight-complex="normal"/>
    </style:style>
    <style:style style:name="T4" style:family="text">
      <style:text-properties fo:font-weight="normal" officeooo:rsid="003cfb62" style:font-weight-asian="normal" style:font-weight-complex="normal"/>
    </style:style>
    <style:style style:name="T5" style:family="text">
      <style:text-properties fo:font-weight="normal" officeooo:rsid="003daf0f" style:font-weight-asian="normal" style:font-weight-complex="normal"/>
    </style:style>
    <style:style style:name="T6" style:family="text">
      <style:text-properties fo:font-weight="normal" officeooo:rsid="003e9d13" style:font-weight-asian="normal" style:font-weight-complex="normal"/>
    </style:style>
    <style:style style:name="T7" style:family="text">
      <style:text-properties officeooo:rsid="002fff38"/>
    </style:style>
    <style:style style:name="T8" style:family="text">
      <style:text-properties officeooo:rsid="0032ad60"/>
    </style:style>
    <style:style style:name="T9" style:family="text">
      <style:text-properties officeooo:rsid="0036f720"/>
    </style:style>
    <style:style style:name="T10" style:family="text">
      <style:text-properties officeooo:rsid="00373ede"/>
    </style:style>
    <style:style style:name="T11" style:family="text">
      <style:text-properties officeooo:rsid="0039dfc3"/>
    </style:style>
    <style:style style:name="T12" style:family="text">
      <style:text-properties officeooo:rsid="003b3e13"/>
    </style:style>
    <style:style style:name="T13" style:family="text">
      <style:text-properties officeooo:rsid="003fbe56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41694a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4356c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AMPAÑA - ASALTO AL PLANETA POKOPÉN</text:p>
      <text:p text:style-name="P25"><text:span text:style-name="T1">Es una campaña de 40K 3ª edición, Eldar vs </text:span><text:span text:style-name="T2">Orkos, que narra la invasión eldar del planeta orko Pokopén.</text:span></text:p>
      <text:p text:style-name="P26">ESCARAMUZA</text:p>
      <text:p text:style-name="P27">Las unidades no tienen que mantener coherencia de unidad. A efectos de las reglas, cada miniatura es una unidad independiente. <text:span text:style-name="T15">La unidad del ejército con el Liderazgo mayor es el líder, cualquier miniatura amiga a 15 cm o menos puede usar su Liderazgo en los chequeos de desmoralización. </text:span>Cuando una unidad dispara, puede <text:span text:style-name="T15">dividir</text:span> sus ataques <text:span text:style-name="T15">entre </text:span>más de un objetivo.<text:span text:style-name="T15"> Cuando una miniatura es impactada por un disparo enemigo, inmediatamente se acobarda (como si fuera un ataque de artillería). Si una miniatura muere, cualquier unidad amiga a 5 cm o menos debe efectuar un chequeo de desmoralización.</text:span></text:p>
      <text:p text:style-name="P1"><text:span text:style-name="T13">ESCENARIO DE ESCARAMUZA</text:span><text:span text:style-name="T7">:</text:span> <text:span text:style-name="T12">LA NOCHE DEL ESCORPIÓN</text:span></text:p>
      <text:p text:style-name="P14">Escorpiones Asesinos Eldar se infiltra en territorio Orko para destruir el centro de mando avanzado del enemigo.</text:p>
      <text:p text:style-name="P22">Campo de batalla: <text:span text:style-name="T1">Boscoso, con colinas y claros. La base orka se encuentra en el centro del tablero.</text:span></text:p>
      <text:p text:style-name="P6">Órdenes del jugador Eldar: <text:span text:style-name="T1">La invasión del planeta está apunto de empezar! Comandas un pequeño comando de Escorpiones Asesinos equipados con bombas de fusión. Debes encontrar y destruir el centro de mando avanzado del enemigo</text:span><text:span text:style-name="T3">.</text:span></text:p>
      <text:p text:style-name="P11">Órdenes del jugador Orko: <text:span text:style-name="T1">El Jefe te ha dicho que una pandilla de Eldar quiere invadir nuestro planeta. Si los orejas puntiagudas atacan este sector, la base bajo tu mando será de vital importancia. Defiéndela a cualquier precio.</text:span></text:p>
      <text:p text:style-name="P22">Reglas Especiales: <text:span text:style-name="T16">Combate nocturno</text:span><text:span text:style-name="T1">, </text:span><text:span text:style-name="T16">centinelas</text:span><text:span text:style-name="T1">, </text:span><text:span text:style-name="T16">escaramuza</text:span><text:span text:style-name="T1">.</text:span></text:p>
      <text:p text:style-name="P22">Despliegue:</text:p>
      <text:list xml:id="list1357102802" text:style-name="L1">
        <text:list-item>
          <text:p text:style-name="P24">El jugador Orko despliega ocho Gretchins centinelas en cualquier punto del mapa situado a más de 30 cm del borde de la mesa. El resto de sus tropas se despliegan dentro de la base.</text:p>
        </text:list-item>
        <text:list-item>
          <text:p text:style-name="P24">El jugador Eldar mueve en primer lugar. Todas sus tropas aparecen por el borde de la mesa que él escoja.</text:p>
        </text:list-item>
      </text:list>
      <text:p text:style-name="P22"><text:span text:style-name="T14"/></text:p>
      <text:p text:style-name="P2">ESCENARIO <text:span text:style-name="T13">DE BATALLA</text:span><text:span text:style-name="T7">: </text:span><text:span text:style-name="T9">MIRAD AL CIELO!</text:span></text:p>
      <text:p text:style-name="P14">La hueste de guerra de Biel-Tan desembarca en el planeta desde sus naves orbitales, intentando capturar una cabeza de playa.</text:p>
      <text:p text:style-name="P7">Órdenes del jugador Eldar: <text:span text:style-name="T3">Hemos empezado la invasión del planeta, y tú comandas la primera oleada en este sector. Desembarca tus tropas, elimina toda resistencia orka y establece una cabeza de playa para nuestros ejércitos.</text:span></text:p>
      <text:p text:style-name="P11"><text:soft-page-break/>Órdenes del jugador Orko: <text:span text:style-name="T1">Los malditos Eldar nos están bombardeando! Mira al cielo, sus naves de transporte ya vienen hacia aquí. Resiste, los refuerzos están en camino!</text:span></text:p>
      <text:p text:style-name="P3"><text:span text:style-name="T13">ESCENARIO DE ESCARAMUZA</text:span><text:span text:style-name="T7">: </text:span><text:span text:style-name="T17">CAZA DE BRUJAS</text:span></text:p>
      <text:p text:style-name="P19">Komandos Orkos se adentran tras las líneas enemigas para <text:span text:style-name="T17">secuestrar un líder enemigo.</text:span></text:p>
      <text:p text:style-name="P8">Órdenes del jugador Eldar: <text:span text:style-name="T5">Un</text:span><text:span text:style-name="T4"> Brujo del Consejo de la Vidente </text:span><text:span text:style-name="T5">Varda está investigando una anomalía psíquica en esta zona de la ciudad. </text:span></text:p>
      <text:p text:style-name="P12">Órdenes del jugador Orko: <text:span text:style-name="T4">El Kaudillo Puerkospín prepara su trampa para aplastar a los endebles Eldar, pero antes necesita información sobre sus fuerzas. Tráeme uno de sus jefes, y le sacaremos todo lo que sepa. </text:span></text:p>
      <text:p text:style-name="P2"><text:span text:style-name="T13">ESCENARIO DE BATALLA</text:span><text:span text:style-name="T7">: </text:span><text:span text:style-name="T17">GUERRA DE RATAS</text:span></text:p>
      <text:p text:style-name="P15">Las fuerzas Eldar asaltan Ciudad Pokopén, la capital del planeta y núcleo de la resistencia Orka<text:span text:style-name="T10">, pero los pielverdes responden con un brutal contraataque</text:span>.</text:p>
      <text:p text:style-name="P9">Órdenes del jugador Eldar: <text:span text:style-name="T5">Los Orkos se lanzan al contraataque, y estás en peligro de ser desbordado por el ataque enemigo. Debes sobrevivir a la marea verde, o los Orkos rodearán nuestras posiciones!</text:span></text:p>
      <text:p text:style-name="P13">Órdenes del jugador Orko: <text:span text:style-name="T5">Al ataque! Allá vamos, allá vamos! Extermina a los Eldar, que no quede ni uno!</text:span><text:span text:style-name="T4"> </text:span></text:p>
      <text:p text:style-name="P5">ESCENARIO <text:span text:style-name="T13">DE ESCARAMUZA</text:span>: <text:span text:style-name="T11">TRAS LAS LÍNEAS ENEMIGAS</text:span></text:p>
      <text:p text:style-name="P17">Un comando Eldar con información vital de las posiciones orkas ha sido rodeado en territorio enemigo. Debe volver a su base como sea!</text:p>
      <text:p text:style-name="P9">Órdenes del jugador Eldar: <text:span text:style-name="T5">Un comando de Escorpiones Asesinos tras las líneas enemigas ha localizado la ubicación de Puerkospín. Debes traer esta información a nuestra base. Si le cazamos, podemos decapitar las fuerzas Orkas de un golpe.</text:span></text:p>
      <text:p text:style-name="P13">Órdenes del jugador Orko: <text:span text:style-name="T6">Un comando de Eldar está operando en esta zona, no dejes que escapen!</text:span></text:p>
      <text:p text:style-name="P4">ESCENARIO <text:span text:style-name="T13">DE BATALLA</text:span>: LA VENGANZA DE LOS ELDAR</text:p>
      <text:p text:style-name="P16">Los Eldar se abalanzan sobre su presa. El Kaudillo Orko morirá!</text:p>
      <text:p text:style-name="P10">Órdenes del jugador Eldar: <text:span text:style-name="T6">La retribución está cerca</text:span><text:span text:style-name="T5">.</text:span><text:span text:style-name="T6"> Elimina a Puerkospín y restituye el honor de nuestro Mundo-Astronave!</text:span></text:p>
      <text:p text:style-name="P20">Órdenes del jugador Orko: <text:span text:style-name="T6">Emboscada! Orejas puntiagudas por todas partes! Debes escapar la trampa y regresar a las líneas amigas lo más rápido que puedas.</text:span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9T17:51:12.963000000</dc:date>
    <meta:editing-duration>PT3H35M48S</meta:editing-duration>
    <meta:editing-cycles>20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33" meta:word-count="695" meta:character-count="4242" meta:non-whitespace-character-count="3579"/>
  </office:meta>
</office:document-meta>
</file>